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office:automatic-styles>
  <office:body>
    <office:text>
      <text:h text:style-name="Heading_20_1" text:outline-level="1">Manifiesto del Laboratorio de Software Libre</text:h>
      <text:p text:style-name="First_20_paragraph">El uso de Software Libre permite autonomía tecnológica, estandarización e integración, seguridad, independencia, democratización de la información y ahorro de recursos.</text:p>
      <text:p text:style-name="Text_20_body">Creemos que el uso de herramientas propietarias genera una fuerte dependencia. En contrapartida, mediante las herramientas libres, se le brinda al usuario la posibilidad de conocer la implementación de las mismas y los fundamentos tecnológicos en los que éstas se basan. El Software Libre permite el uso irrestricto, el análisis y la reutilización de los programas impulsando así fuertemente el intercambio de conocimientos y la colaboración.</text:p>
      <text:p text:style-name="Text_20_body">En el espíritu de forjar condiciones favorables a nuestra comunidad académica en aras de conseguir una óptima inclusión digital, favorecer la independencia digital y fortalecer la adopción y la creación de software libre es menester fijar las bases de nuestro accionar en el Software libre y el modelo cultural que promueve.</text:p>
      <text:p text:style-name="Text_20_body">Creemos que éste es el presupuesto fundamental para enmarcar el avance y devenir tecnológico dentro de los modelos y circuitos libres, que son los únicos que nuestra comunidad académica debe promulgar en virtud del acervo cultural que constituyen y las facilidades que representan.</text:p>
      <text:h text:style-name="Heading_20_2" text:outline-level="2">Objetivos</text:h>
      <text:list text:style-name="L1">
        <text:list-item>
          <text:p text:style-name="P1">Difundir y estrechar el vínculo entre las nuevas tecnologías (estudio, uso y creación) y nuestra comunidad educativa.</text:p>
        </text:list-item>
        <text:list-item>
          <text:p text:style-name="P1">Crear un punto de encuentro para promover los estándares libres entre la comunidad universitaria y también en la sociedad.</text:p>
        </text:list-item>
        <text:list-item>
          <text:p text:style-name="P1">Incrementar el interés por la programación en nuestra comunidad, la apertura del código y la adopción de licencias libres para su distribución.</text:p>
        </text:list-item>
        <text:list-item>
          <text:p text:style-name="P1">Fomentar el uso del software libre como modelo tecnológico y cultural.</text:p>
        </text:list-item>
        <text:list-item>
          <text:p text:style-name="P1">Facilitar la inclusión digital y fortalecer la adopción del software libre y los valores inherentes.</text:p>
        </text:list-item>
        <text:list-item>
          <text:p text:style-name="P1">Compartir, documentar y publicar las soluciones informáticas propias como presupuesto de nuestra autonomía tecnológica.</text:p>
        </text:list-item>
        <text:list-item>
          <text:p text:style-name="P1">Institucionalizar y enmarcar nuestros desarrollos informáticos para integrarlos en la comunidad universitaria y democratizar su acceso y desarrollo, sin descuidar nuestros intereses y prioridad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